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4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10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2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10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80">
            <text:p>680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10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9">
            <text:p>1649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2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10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71">
            <text:p>71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number-columns-repeated="2" table:style-name="ce4" office:value-type="float" office:value="55">
            <text:p>55</text:p>
          </table:table-cell>
          <table:table-cell table:style-name="ce4" table:number-columns-repeated="9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4">
            <text:p>94</text:p>
          </table:table-cell>
          <table:table-cell table:style-name="ce4" table:number-columns-repeated="10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60">
            <text:p>560</text:p>
          </table:table-cell>
          <table:table-cell table:style-name="ce4" table:number-columns-repeated="10"/>
          <table:table-cell table:number-columns-repeated="244"/>
        </table:table-row>
        <table:table-row table:style-name="ro1">
          <table:table-cell>
            <draw:frame table:end-cell-address="表1.G37" table:end-x="0.715cm" table:end-y="0.072cm" draw:z-index="0" draw:style-name="gr1" svg:width="6.5cm" svg:height="5cm" svg:x="0cm" svg:y="0.15cm">
              <draw:object draw:notify-on-update-of-ranges="表1.A1:表1.A1 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24cm" table:end-y="0.072cm" draw:z-index="1" draw:style-name="gr1" svg:width="6.5cm" svg:height="5cm" svg:x="0.715cm" svg:y="0.15cm">
              <draw:object draw:notify-on-update-of-ranges="表1.A5:表1.A5 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9cm" table:end-y="0.072cm" draw:z-index="2" draw:style-name="gr1" svg:width="6.5cm" svg:height="5cm" svg:x="0.424cm" svg:y="0.15cm">
              <draw:object draw:notify-on-update-of-ranges="表1.A9:表1.A9 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S37" table:end-x="2.133cm" table:end-y="0.072cm" draw:z-index="3" draw:style-name="gr1" svg:width="6.5cm" svg:height="5cm" svg:x="0.149cm" svg:y="0.15cm">
              <draw:object draw:notify-on-update-of-ranges="表1.A13:表1.A13 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5cm" table:end-y="0.091cm" draw:z-index="4" draw:style-name="gr1" svg:width="6.5cm" svg:height="4.5cm" svg:x="0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4cm" table:end-y="0.091cm" draw:z-index="5" draw:style-name="gr1" svg:width="6.5cm" svg:height="4.5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9cm" table:end-y="0.188cm" draw:z-index="6" draw:style-name="gr1" svg:width="6.5cm" svg:height="4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office:forms form:automatic-focus="false" form:apply-design-mode="false"/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8">2008/12/18</text:date>, <text:time>00:01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8-12-18T00:01:49</dc:date>
    <meta:editing-cycles>6</meta:editing-cycles>
    <meta:editing-duration>PT1H8M43S</meta:editing-duration>
    <meta:user-defined meta:name="Info 1"/>
    <meta:user-defined meta:name="Info 2"/>
    <meta:user-defined meta:name="Info 3"/>
    <meta:user-defined meta:name="Info 4"/>
    <meta:document-statistic meta:table-count="3" meta:cell-count="11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615cm" svg:y="0.101cm" chart:style-name="ch2">
          <text:p>fib(31)</text:p>
        </chart:title>
        <chart:legend chart:legend-position="end" svg:x="4.69cm" svg:y="1.844cm" chart:style-name="ch3"/>
        <chart:plot-area chart:style-name="ch4" table:cell-range-address="表1.A1:表1.I4" chart:data-source-has-labels="both" svg:x="0.13cm" svg:y="0.704cm" svg:width="4.43cm" svg:height="4.096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300">
                <text:p>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945cm" svg:y="0.101cm" chart:style-name="ch2">
          <text:p>tak</text:p>
        </chart:title>
        <chart:legend chart:legend-position="end" svg:x="4.69cm" svg:y="1.844cm" chart:style-name="ch3"/>
        <chart:plot-area chart:style-name="ch4" table:cell-range-address="表1.A5:表1.L8" chart:data-source-has-labels="both" svg:x="0.13cm" svg:y="0.704cm" svg:width="4.43cm" svg:height="4.096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80">
                <text:p>6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522cm" svg:y="0.101cm" chart:style-name="ch2">
          <text:p>triangle</text:p>
        </chart:title>
        <chart:legend chart:legend-position="end" svg:x="4.69cm" svg:y="1.844cm" chart:style-name="ch3"/>
        <chart:plot-area chart:style-name="ch4" table:cell-range-address="表1.A9:表1.L12" chart:data-source-has-labels="both" svg:x="0.13cm" svg:y="0.704cm" svg:width="4.43cm" svg:height="4.096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9">
                <text:p>1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893cm" svg:y="0.101cm" chart:style-name="ch2">
          <text:p>takl</text:p>
        </chart:title>
        <chart:legend chart:legend-position="end" svg:x="4.69cm" svg:y="1.844cm" chart:style-name="ch3"/>
        <chart:plot-area chart:style-name="ch4" table:cell-range-address="表1.A13:表1.L16" chart:data-source-has-labels="both" svg:x="0.13cm" svg:y="0.704cm" svg:width="4.43cm" svg:height="4.096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1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4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70" chart:maximum="100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138cm" svg:y="0.091cm" chart:style-name="ch2">
          <text:p>load-library</text:p>
        </chart:title>
        <chart:legend chart:legend-position="end" svg:x="4.452cm" svg:y="1.81cm" chart:style-name="ch3"/>
        <chart:plot-area chart:style-name="ch4" table:cell-range-address="表1.A18:表1.L18" chart:data-source-has-labels="column" svg:x="0.13cm" svg:y="0.684cm" svg:width="4.192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4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0" chart:maximum="600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001cm" chart:class="chart:line" chart:style-name="ch1">
        <chart:title svg:x="2.84cm" svg:y="0.081cm" chart:style-name="ch2">
          <text:p>clos</text:p>
        </chart:title>
        <chart:legend chart:legend-position="end" svg:x="5.193cm" svg:y="1.719cm" chart:style-name="ch3"/>
        <chart:plot-area chart:style-name="ch4" table:cell-range-address="表1.A19:表1.L19" chart:data-source-has-labels="column" svg:x="0.13cm" svg:y="0.664cm" svg:width="4.933cm" svg:height="3.17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